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Standard">
      <style:text-properties officeooo:rsid="001ee4ef" officeooo:paragraph-rsid="001ee4ef"/>
    </style:style>
    <style:style style:name="P3" style:family="paragraph" style:parent-style-name="normal">
      <style:paragraph-properties fo:text-align="center" style:justify-single-word="false"/>
      <style:text-properties officeooo:rsid="001ee4ef" officeooo:paragraph-rsid="001ee4ef"/>
    </style:style>
    <style:style style:name="P4" style:family="paragraph" style:parent-style-name="normal">
      <style:text-properties officeooo:rsid="001ee4ef" officeooo:paragraph-rsid="001ee4ef"/>
    </style:style>
    <style:style style:name="P5" style:family="paragraph" style:parent-style-name="normal">
      <style:text-properties officeooo:rsid="004c36b6" officeooo:paragraph-rsid="001ee4ef"/>
    </style:style>
    <style:style style:name="P6" style:family="paragraph" style:parent-style-name="normal">
      <style:paragraph-properties fo:text-align="center" style:justify-single-word="false"/>
      <style:text-properties officeooo:rsid="004c36b6" officeooo:paragraph-rsid="001ee4ef"/>
    </style:style>
    <style:style style:name="P7" style:family="paragraph" style:parent-style-name="normal">
      <style:paragraph-properties fo:text-align="center" style:justify-single-word="false"/>
      <style:text-properties officeooo:rsid="001ffd01" officeooo:paragraph-rsid="001ffd01"/>
    </style:style>
    <style:style style:name="P8" style:family="paragraph" style:parent-style-name="normal">
      <style:text-properties officeooo:rsid="00227f97" officeooo:paragraph-rsid="00227f97"/>
    </style:style>
    <style:style style:name="P9" style:family="paragraph" style:parent-style-name="normal">
      <style:text-properties officeooo:rsid="00254d94" officeooo:paragraph-rsid="00254d94"/>
    </style:style>
    <style:style style:name="P10" style:family="paragraph" style:parent-style-name="normal">
      <style:text-properties officeooo:rsid="00267a06" officeooo:paragraph-rsid="00267a06"/>
    </style:style>
    <style:style style:name="P11" style:family="paragraph" style:parent-style-name="normal">
      <style:text-properties officeooo:rsid="0028ed67" officeooo:paragraph-rsid="0028ed67"/>
    </style:style>
    <style:style style:name="P12" style:family="paragraph" style:parent-style-name="normal">
      <style:text-properties officeooo:rsid="0029e2d9" officeooo:paragraph-rsid="0029e2d9"/>
    </style:style>
    <style:style style:name="P13" style:family="paragraph" style:parent-style-name="normal">
      <style:text-properties officeooo:rsid="002a6a97" officeooo:paragraph-rsid="002a6a97"/>
    </style:style>
    <style:style style:name="P14" style:family="paragraph" style:parent-style-name="normal">
      <style:text-properties officeooo:rsid="0032088a" officeooo:paragraph-rsid="0032088a" fo:background-color="#ffff00"/>
    </style:style>
    <style:style style:name="P15" style:family="paragraph" style:parent-style-name="normal">
      <style:text-properties officeooo:rsid="0032b095" officeooo:paragraph-rsid="0032b095" fo:background-color="#ffff00"/>
    </style:style>
    <style:style style:name="P16" style:family="paragraph" style:parent-style-name="normal">
      <style:text-properties officeooo:rsid="0028f07a" officeooo:paragraph-rsid="00267a06" fo:background-color="transparent"/>
    </style:style>
    <style:style style:name="P17" style:family="paragraph" style:parent-style-name="normal">
      <style:paragraph-properties fo:margin-left="0cm" fo:margin-right="0cm" fo:text-indent="0cm" style:auto-text-indent="false"/>
      <style:text-properties officeooo:rsid="0046b2d0" officeooo:paragraph-rsid="001ee4ef"/>
    </style:style>
    <style:style style:name="P18"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9"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20"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21" style:family="paragraph" style:parent-style-name="normal" style:list-style-name="L1">
      <style:text-properties officeooo:rsid="0029e2d9" officeooo:paragraph-rsid="0029e2d9"/>
    </style:style>
    <style:style style:name="P22" style:family="paragraph" style:parent-style-name="normal" style:list-style-name="L1">
      <style:text-properties officeooo:rsid="0028f07a" officeooo:paragraph-rsid="0028f07a"/>
    </style:style>
    <style:style style:name="P23" style:family="paragraph" style:parent-style-name="normal">
      <style:text-properties officeooo:rsid="003355ba" officeooo:paragraph-rsid="003355ba"/>
    </style:style>
    <style:style style:name="P24" style:family="paragraph" style:parent-style-name="normal">
      <style:text-properties officeooo:rsid="003355ba" officeooo:paragraph-rsid="003e9aab"/>
    </style:style>
    <style:style style:name="P25" style:family="paragraph" style:parent-style-name="normal">
      <style:text-properties officeooo:rsid="003bb24d" officeooo:paragraph-rsid="003bb24d"/>
    </style:style>
    <style:style style:name="P26" style:family="paragraph" style:parent-style-name="normal">
      <style:text-properties officeooo:rsid="003e9aab" officeooo:paragraph-rsid="003e9aab"/>
    </style:style>
    <style:style style:name="T1" style:family="text">
      <style:text-properties officeooo:rsid="003a610e"/>
    </style:style>
    <style:style style:name="T2" style:family="text">
      <style:text-properties officeooo:rsid="00237ecc"/>
    </style:style>
    <style:style style:name="T3" style:family="text">
      <style:text-properties fo:background-color="#ffff00" loext:char-shading-value="0"/>
    </style:style>
    <style:style style:name="T4" style:family="text">
      <style:text-properties officeooo:rsid="0027b4ff" fo:background-color="#ffff00" loext:char-shading-value="0"/>
    </style:style>
    <style:style style:name="T5" style:family="text">
      <style:text-properties officeooo:rsid="0028f07a" fo:background-color="#ffff00" loext:char-shading-value="0"/>
    </style:style>
    <style:style style:name="T6" style:family="text">
      <style:text-properties officeooo:rsid="00387398" fo:background-color="#ffff00" loext:char-shading-value="0"/>
    </style:style>
    <style:style style:name="T7" style:family="text">
      <style:text-properties officeooo:rsid="00264d6a"/>
    </style:style>
    <style:style style:name="T8" style:family="text">
      <style:text-properties officeooo:rsid="0028f07a"/>
    </style:style>
    <style:style style:name="T9" style:family="text">
      <style:text-properties officeooo:rsid="0028f07a" fo:background-color="transparent" loext:char-shading-value="0"/>
    </style:style>
    <style:style style:name="T10" style:family="text">
      <style:text-properties officeooo:rsid="0029e2d9"/>
    </style:style>
    <style:style style:name="T11" style:family="text">
      <style:text-properties officeooo:rsid="002a6a97"/>
    </style:style>
    <style:style style:name="T12" style:family="text">
      <style:text-properties officeooo:rsid="002de7f8"/>
    </style:style>
    <style:style style:name="T13" style:family="text">
      <style:text-properties officeooo:rsid="002e50d6"/>
    </style:style>
    <style:style style:name="T14" style:family="text">
      <style:text-properties officeooo:rsid="0030effb"/>
    </style:style>
    <style:style style:name="T15" style:family="text">
      <style:text-properties officeooo:rsid="0034ea71"/>
    </style:style>
    <style:style style:name="T16" style:family="text">
      <style:text-properties officeooo:rsid="00368321"/>
    </style:style>
    <style:style style:name="T17" style:family="text">
      <style:text-properties officeooo:rsid="003a610e"/>
    </style:style>
    <style:style style:name="T18" style:family="text">
      <style:text-properties officeooo:rsid="003cb5ea"/>
    </style:style>
    <style:style style:name="T19" style:family="text">
      <style:text-properties officeooo:rsid="003e9a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66158920" text:id="ct16615892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165089800" text:id="ct165089800">
          <text:insertion>
            <office:change-info>
              <dc:creator>Eduardo Grosclaude</dc:creator>
              <dc:date>2014-06-22T06:34:00</dc:date>
            </office:change-info>
          </text:insertion>
        </text:changed-region>
        <text:changed-region xml:id="ct166384384" text:id="ct166384384">
          <text:insertion>
            <office:change-info>
              <dc:creator>Eduardo Grosclaude</dc:creator>
              <dc:date>2014-06-22T06:35:00</dc:date>
            </office:change-info>
          </text:insertion>
        </text:changed-region>
        <text:changed-region xml:id="ct166301088" text:id="ct166301088">
          <text:insertion>
            <office:change-info>
              <dc:creator>Eduardo Grosclaude</dc:creator>
              <dc:date>2014-06-22T06:36:00</dc:date>
            </office:change-info>
          </text:insertion>
        </text:changed-region>
        <text:changed-region xml:id="ct166306776" text:id="ct166306776">
          <text:insertion>
            <office:change-info>
              <dc:creator>Eduardo Grosclaude</dc:creator>
              <dc:date>2014-06-22T06:38:00</dc:date>
            </office:change-info>
          </text:insertion>
        </text:changed-region>
        <text:changed-region xml:id="ct166302384" text:id="ct166302384">
          <text:insertion>
            <office:change-info>
              <dc:creator>Eduardo Grosclaude</dc:creator>
              <dc:date>2014-06-22T06:40:00</dc:date>
            </office:change-info>
          </text:insertion>
        </text:changed-region>
        <text:changed-region xml:id="ct166398240" text:id="ct166398240">
          <text:insertion>
            <office:change-info>
              <dc:creator>Eduardo Grosclaude</dc:creator>
              <dc:date>2014-06-22T06:39:00</dc:date>
            </office:change-info>
          </text:insertion>
        </text:changed-region>
        <text:changed-region xml:id="ct166322416" text:id="ct166322416">
          <text:insertion>
            <office:change-info>
              <dc:creator>Eduardo Grosclaude</dc:creator>
              <dc:date>2014-06-22T06:40:00</dc:date>
            </office:change-info>
          </text:insertion>
        </text:changed-region>
        <text:changed-region xml:id="ct165532536" text:id="ct165532536">
          <text:insertion>
            <office:change-info>
              <dc:creator>Eduardo Grosclaude</dc:creator>
              <dc:date>2014-06-22T06:41:00</dc:date>
            </office:change-info>
          </text:insertion>
        </text:changed-region>
        <text:changed-region xml:id="ct165527096" text:id="ct165527096">
          <text:insertion>
            <office:change-info>
              <dc:creator>Eduardo Grosclaude</dc:creator>
              <dc:date>2014-06-22T06:38:00</dc:date>
            </office:change-info>
          </text:insertion>
        </text:changed-region>
        <text:changed-region xml:id="ct162138272" text:id="ct162138272">
          <text:insertion>
            <office:change-info>
              <dc:creator>Eduardo Grosclaude</dc:creator>
              <dc:date>2014-06-22T06:49:00</dc:date>
            </office:change-info>
          </text:insertion>
        </text:changed-region>
        <text:changed-region xml:id="ct167093896" text:id="ct167093896">
          <text:insertion>
            <office:change-info>
              <dc:creator>Eduardo Grosclaude</dc:creator>
              <dc:date>2014-06-22T07:06:00</dc:date>
            </office:change-info>
          </text:insertion>
        </text:changed-region>
        <text:changed-region xml:id="ct167074960" text:id="ct167074960">
          <text:insertion>
            <office:change-info>
              <dc:creator>Eduardo Grosclaude</dc:creator>
              <dc:date>2014-06-22T07:07:00</dc:date>
            </office:change-info>
          </text:insertion>
        </text:changed-region>
        <text:changed-region xml:id="ct166896312" text:id="ct166896312">
          <text:insertion>
            <office:change-info>
              <dc:creator>Eduardo Grosclaude</dc:creator>
              <dc:date>2014-06-22T07:09:00</dc:date>
            </office:change-info>
          </text:insertion>
        </text:changed-region>
        <text:changed-region xml:id="ct166331104" text:id="ct166331104">
          <text:insertion>
            <office:change-info>
              <dc:creator>Eduardo Grosclaude</dc:creator>
              <dc:date>2014-06-22T07:10:00</dc:date>
            </office:change-info>
          </text:insertion>
        </text:changed-region>
        <text:changed-region xml:id="ct162300384" text:id="ct162300384">
          <text:insertion>
            <office:change-info>
              <dc:creator>Eduardo Grosclaude</dc:creator>
              <dc:date>2014-06-22T07: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ITULO 2</text:p>
      <text:p text:style-name="P2"/>
      <text:p text:style-name="P18">Capítulo 2 revisión de los antecedentes de HPC, trabajos sobre fortran y hpc, openmp solo y sobre fortran</text:p>
      <text:p text:style-name="P18"/>
      <text:p text:style-name="P19">2.1 programación paralela</text:p>
      <text:p text:style-name="P19">2.1.x fortran</text:p>
      <text:p text:style-name="P19">2.2 antecedentes hpc??</text:p>
      <text:p text:style-name="P19">2.3 openmp</text:p>
      <text:p text:style-name="P19">2.4 openmp y fortran</text:p>
      <text:p text:style-name="P17"/>
      <text:p text:style-name="P2"/>
      <text:p text:style-name="P6">Soluciones de Programación Paralela</text:p>
      <text:p text:style-name="P3">ó</text:p>
      <text:p text:style-name="P7">Programación Paralela aplicada a soluciones de Computación Científica</text:p>
      <text:p text:style-name="P5"/>
      <text:p text:style-name="P15">[Descripción del capítulo]</text:p>
      <text:p text:style-name="P1"><text:change text:change-id="ct166158920"/><text:change-start text:change-id="ct165089800"/></text:p>
      <text:p text:style-name="P25">En el pasado reciente, la herramienta más común para la solución de problemas <text:change-end text:change-id="ct165089800"/><text:change-start text:change-id="ct166384384"/>de las ciencias computacionales fue la programación en lenguajes adaptados al cómputo <text:change-end text:change-id="ct166384384"/><text:change-start text:change-id="ct166301088"/>científico, como FORTRAN. <text:change-end text:change-id="ct166301088"/><text:change-start text:change-id="ct166306776"/>Cuando los recursos de computación (por ejemplo, con la aparición de la computadora personal) se hicieron accesibles <text:change-end text:change-id="ct166306776"/><text:change-start text:change-id="ct166302384"/>a <text:change-end text:change-id="ct166302384"/><text:change-start text:change-id="ct166398240"/>los investigadores individualmente, y a grupos de investigación <text:change-end text:change-id="ct166398240"/><text:change-start text:change-id="ct166322416"/>de modestos presupuestos, <text:change-end text:change-id="ct166322416"/><text:change-start text:change-id="ct165532536"/>esta herramienta se hizo popular y creó un modo de trabajo estándar de facto, <text:span text:style-name="T18">ampliamente extendido,</text:span> en las ciencias e ingenierías. <text:change-end text:change-id="ct165532536"/><text:change-start text:change-id="ct165527096"/><text:s/><text:change-end text:change-id="ct165527096"/></text:p>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change-start text:change-id="ct162138272"/></text:p>
      <text:p text:style-name="P24"><text:span text:style-name="T18">Con frecuencia, las soluciones producidas por este modo de trabajo eran </text:span>programas grandes, secuenciales y monolíticos. <text:span text:style-name="T18">Los problemas abordados por esta clase de </text:span>programas <text:span text:style-name="T18">se caracterizan por </text:span>gran<text:span text:style-name="T18">des demandas </text:span>de c<text:span text:style-name="T18">ó</text:span>mputo y de memoria, <text:span text:style-name="T18">recursos especialmente escasos desde los</text:span> <text:span text:style-name="T19">comienzos </text:span>de la computación. <text:span text:style-name="T18">Las decisiones de programación no </text:span>resultaban siempre eficientes, debido a que <text:span text:style-name="T18">su autor </text:span>no siempre era un profesional del área informática, sino el científico que necesitaba la solución. <text:change-end text:change-id="ct162138272"/><text:change-start text:change-id="ct167093896"/></text:p>
      <text:p text:style-name="P26">FALTA ALGO PARA ENGANCHAR CON EL PARRAFO SIG tipo La evolución técnica y económica de los sistemas disponibles <text:change-end text:change-id="ct167093896"/><text:change-start text:change-id="ct167074960"/>para los investigadores permitió la incorporación de plataformas paralelas, <text:change-end text:change-id="ct167074960"/><text:change-start text:change-id="ct166896312"/>primero con la posibilidad de distribuir el cómputo entre varios equipos de computación a través de una red, luego con diferentes formas de arquitecturas paralelas <text:change-end text:change-id="ct166896312"/><text:change-start text:change-id="ct166331104"/>de hardware. En estas plataformas, la multiplicidad de los recursos<text:change-end text:change-id="ct166331104"/><text:change-start text:change-id="ct162300384"/> enfrenta al programador con un problema de programación y de administración de recursos aún más complejo.<text:change-end text:change-id="ct162300384"/></text:p>
      <text:p text:style-name="P1">En este capítulo se presenta la solución a estos problemas mediante la utilización de programación paralela. En la sección 2.1 se explicará en que consiste la programación paralela, explicando sintéticamente como funciona un programa paralelo, las plataformas (arquitecturas) de computación paralela <text:span text:style-name="T15">y sus modelos de comunicación (memoria compartida, pasaje de mensajes). En la sección 2.2 se presentará brevemente Fortran y se explicará su uso a nivel científico. En las secciones 2.3 y 2.4 se presentan OpenMP y su implementación en Fortran respectivamente.</text:span></text:p>
      <text:p text:style-name="P5"><text:soft-page-break/></text:p>
      <text:p text:style-name="P5"/>
      <text:p text:style-name="P5">2.1 Introducción a la Programación Paralela</text:p>
      <text:p text:style-name="P5"/>
      <text:p text:style-name="P8">Para entender mejor porque aplicamos la Programación Paralela ya sea tanto para solucionar problemas complejos como para aprovechar la potencia de las nuevas arquitecturas de computadoras, podemos ver un escenario planteado por Andrews (foundations... ):</text:p>
      <text:p text:style-name="P20"/>
      <text:p text:style-name="P20">Varios autos desean trasladarse del punto A hacia el B. Pueden competir por el espacio en el mismo camino y terminar siguiéndose unos a otros <text:s/>o compitiendo por las posiciones (y teniendo accidentes!). O pueden trasladarse en vías paralelas, arribando de esta manera casi al mismo tiempo y sin meterse en la vía del otro. O pueden viajar por diferentes rutas, usando caminos separados.</text:p>
      <text:p text:style-name="P4"/>
      <text:p text:style-name="P8">Como indica Andrews [] “este escenario captura la escencia de la computación concurrente” o paralela. Los autos son las tareas que necesitamos hacer en el sistema, y pueden ser ejecutadas en un solo procesador (un solo camino), en paralelo en varios procesadores (varias vías de un camino), <text:span text:style-name="T2">o ejecutarse en procesadores distribuidos (caminos separados).</text:span></text:p>
      <text:p text:style-name="P8"/>
      <text:p text:style-name="P9">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3">[metemos ley de moore aca???]</text:span> Con el correr de los años la potencia de los procesadores se a disparado exponencialmente <text:span text:style-name="T8">(velocidad y en menor medida cantidad de unidades de procesamiento)</text:span>, así como la capacidad de la RAM y los discos, permitiendo acelerar los procesos <text:span text:style-name="T7">y distenderse al programar ya que la capacidad de memoria o de disco prácticamente ha dejado de ser un problema.</text:span></text:p>
      <text:p text:style-name="P10">El problema que se nos presenta ante este panorama es el de aprovechar esta potencia y transformarla en ganancia para nuestros procesos. Si ejecutamos un programa secuencial en un procesador con un solo <text:span text:style-name="T8">núcleo</text:span> o lo ejecutamos en uno con cuatro <text:span text:style-name="T8">núcleos</text:span>, los tiempos de ejecución serán prácticamente los mismos, siempre dependiendo del Sistema Operativo y su manejo del tiempo de procesador, <text:span text:style-name="T4">[nos metemos a explicar SO y su manejo del procesador?? por favor no =P]</text:span><text:span text:style-name="T5"> </text:span><text:span text:style-name="T9">debido a que en el último 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6"/>
      <text:p text:style-name="P11"><text:span text:style-name="T3">[lo siguiente no se si incluirlo y desarrollarlo un poco mas, me parece no suma a la tesis, </text:span><text:span text:style-name="T6">a menos que tomemos la optimización secuencial que tuve que hacer</text:span><text:span text:style-name="T3">] </text:span>Al calcular tiempos de ejecución otro factor a tener en cuenta, además de la velocidad del procesador, es la velocidad con que la jerarquía de memoria de la arquitectura nos provee de datos, en especial la velocidad de acceso a los discos. <text:span text:style-name="T14">Un programa con gran porcentaje de I/O en disco en lugar de CPU está limitado por la tecnología utilizada para el acceso a dicho hardware.</text:span></text:p>
      <text:p text:style-name="P10"/>
      <text:p text:style-name="P12"><text:span text:style-name="T14">Ahora, para comprender</text:span> mejor como funciona un programa paralelo <text:span text:style-name="T14">debemos tener en cuenta lo siguiente</text:span>:</text:p>
      <text:list xml:id="list7249185614854119267" text:style-name="L1">
        <text:list-item>
          <text:p text:style-name="P21">Un programa secuencial es un conjunto de ordenes ejecutadas una detras de la otra y posee un solo hilo de control.</text:p>
        </text:list-item>
        <text:list-item>
          <text:p text:style-name="P22">Un programa paralelo suele estar conformado por dos o mas procesos que trabajan generalmente en conjunto. <text:span text:style-name="T10">Cada uno de estos proceso es un programa secuencial, por lo cual tenemos varios hilos de control. </text:span></text:p>
        </text:list-item>
      </text:list>
      <text:p text:style-name="P11"/>
      <text:p text:style-name="P12"><text:soft-page-break/>La forma en que los procesos que conforman el programa paralelo trabajan es comunicándose entre ellos, puede ser con un espacio de memoria compartida o a través del envío de mensajes, o incluso un híbrido de ambas. Justamente estas distintas formas de comunicación son las que generan la principal <text:span text:style-name="T11">clasificación de la Programación Paralela, por el Modelo de Comunicación de la Plataforma Paralela, memoria compartida (shared memory) y pasaje de mensajes</text:span> <text:span text:style-name="T11">(message passing).</text:span></text:p>
      <text:p text:style-name="P13">Muy básicamente c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3">soluciones</text:span> mas extendidas y completas con la cual trabajar es OpenMP (Open Multi-Processing), la cual es una API (Application <text:span text:style-name="T13">Programming</text:span> Interface) que soporta programación <text:span text:style-name="T14">con</text:span> multiprocesamiento en memoria compartida multiplataforma bajo C, C++ y Fortran. <text:span text:style-name="T13">Gran cantidad de compiladores incorporan nativamente soporte para esta API, la cual consiste de un conjunto de directivas del compilador, librerías de rutinas y variables de entorno.</text:span></text:p>
      <text:p text:style-name="P13">De nuevo básicamente explicamos la comunicación con pasaje de mensajes, la cual simplemente consiste en un proceso que envía un mensaje a otro proceso, nuevamente siendo <text:span text:style-name="T14">la comunicación</text:span> unidireccional o bidireccional. En esta categoría <text:span text:style-name="T12">existe un estándar denominado</text:span> MPI (Message Passing Interface), <text:span text:style-name="T12">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p>
      <text:p text:style-name="P14">[¿Sincronización de procesos? Exclusión mutua y sincronización por condiciones]</text:p>
      <text:p text:style-name="P11"/>
      <text:p text:style-name="P11">2.1.1 Arquitecturas de Hardware<text:span text:style-name="T16">(?)</text:span> y Plataformas de Computación Paralel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6-22T07:12:24.769732634</dc:date>
    <meta:editing-duration>PT3H42M36S</meta:editing-duration>
    <meta:editing-cycles>23</meta:editing-cycles>
    <meta:generator>LibreOffice/4.2.4.2$Linux_x86 LibreOffice_project/63150712c6d317d27ce2db16eb94c2f3d7b699f8</meta:generator>
    <dc:creator>Eduardo Grosclaude</dc:creator>
    <meta:document-statistic meta:table-count="0" meta:image-count="0" meta:object-count="0" meta:page-count="3" meta:paragraph-count="31" meta:word-count="1300" meta:character-count="8458" meta:non-whitespace-character-count="7186"/>
  </office:meta>
</office:document-meta>
</file>